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d802" officeooo:paragraph-rsid="0014d802"/>
    </style:style>
    <style:style style:name="P2" style:family="paragraph" style:parent-style-name="Standard">
      <style:paragraph-properties fo:text-align="end" style:justify-single-word="false"/>
      <style:text-properties officeooo:rsid="00154669" officeooo:paragraph-rsid="00154669"/>
    </style:style>
    <style:style style:name="P3" style:family="paragraph" style:parent-style-name="Standard">
      <style:paragraph-properties fo:text-align="start" style:justify-single-word="false"/>
      <style:text-properties officeooo:rsid="00154669" officeooo:paragraph-rsid="00154669"/>
    </style:style>
    <style:style style:name="P4" style:family="paragraph" style:parent-style-name="Standard">
      <style:paragraph-properties fo:text-align="start" style:justify-single-word="false"/>
      <style:text-properties officeooo:paragraph-rsid="00154669"/>
    </style:style>
    <style:style style:name="P5" style:family="paragraph" style:parent-style-name="Standard">
      <style:paragraph-properties fo:text-align="start" style:justify-single-word="false"/>
      <style:text-properties officeooo:rsid="0016918b" officeooo:paragraph-rsid="0016918b"/>
    </style:style>
    <style:style style:name="P6" style:family="paragraph" style:parent-style-name="Standard">
      <style:paragraph-properties fo:text-align="end" style:justify-single-word="false"/>
      <style:text-properties officeooo:rsid="0016918b" officeooo:paragraph-rsid="0016918b"/>
    </style:style>
    <style:style style:name="T1" style:family="text">
      <style:text-properties officeooo:rsid="00154669"/>
    </style:style>
    <style:style style:name="T2" style:family="text">
      <style:text-properties officeooo:rsid="001691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an-Michel Vincent </text:p>
      <text:p text:style-name="P1">Cadre chez <text:span text:style-name="T1">J</text:span>ean-<text:span text:style-name="T1">M</text:span>ichel <text:span text:style-name="T1">only SAS</text:span></text:p>
      <text:p text:style-name="P3">Toulouse</text:p>
      <text:p text:style-name="P5"><text:a xlink:type="simple" xlink:href="mailto:jean-michel.vincent@jeanmichel.com" text:style-name="Internet_20_link" text:visited-style-name="Visited_20_Internet_20_Link">jean-michel.vincent@jeanmichel.com</text:a></text:p>
      <text:p text:style-name="P5">06.01.01.01.01</text:p>
      <text:p text:style-name="P3"/>
      <text:p text:style-name="P6">Jean-Michel Malloc</text:p>
      <text:p text:style-name="P6">2 chemin champs Élisée,</text:p>
      <text:p text:style-name="P6">75000 Paris</text:p>
      <text:p text:style-name="P2"/>
      <text:p text:style-name="P5">Objet : Clarification suite a un retard</text:p>
      <text:p text:style-name="P3"/>
      <text:p text:style-name="P3">Cher Mr. Jean-Michel Malloc,</text:p>
      <text:p text:style-name="P3"/>
      <text:p text:style-name="P4"><text:span text:style-name="T1">Suite au projet </text:span>Guacamole, <text:span text:style-name="T1">nous attendions de votre part une livraison de l’ingrédient spécial « Jean-Michel Tomates » qui sont d’une extrême impotence dans la préparation de notre prototype culinaire.</text:span></text:p>
      <text:p text:style-name="P4"/>
      <text:p text:style-name="P3">Malheureusement, ce dernier ne nous a pas été livré dans les délais imposé par les chefs d<text:span text:style-name="T2">u</text:span> projet, et nous aimerions connaître les raisons de cet imprévu, <text:span text:style-name="T2">auquel nous n’avions pas été prévenu a l’avance.</text:span></text:p>
      <text:p text:style-name="P3">Pour ce faire, nous vous convoquons dans nos locaux le 15 Février prochain a 9h.</text:p>
      <text:p text:style-name="P3"/>
      <text:p text:style-name="P5">En espérant que cet incident ne se reproduira plus.</text:p>
      <text:p text:style-name="P5"/>
      <text:p text:style-name="P5">Cordialement,</text:p>
      <text:p text:style-name="P5">Jean-Michel Vinc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6:09:35.711927658</meta:creation-date>
    <dc:date>2018-01-31T16:44:14.093175342</dc:date>
    <meta:editing-duration>PT27S</meta:editing-duration>
    <meta:editing-cycles>1</meta:editing-cycles>
    <meta:document-statistic meta:table-count="0" meta:image-count="0" meta:object-count="0" meta:page-count="1" meta:paragraph-count="16" meta:word-count="121" meta:character-count="795" meta:non-whitespace-character-count="689"/>
    <meta:generator>LibreOffice/5.4.2.2$Linux_X86_64 LibreOffice_project/40m0$Build-2</meta:generator>
  </office:meta>
</office:document-meta>
</file>